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nagedTransactionAdapter.comm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nagedTransactionAdapter.delistResource( XAResource xaRes , int fla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nagedTransactionAdapter.getStat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nagedTransactionAdapter.ManagedTransactionAdapter( TransactionManager transaction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anagedTransactionAdapter.enlistResource( XAResource xaR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nagedTransactionAdapter.rollba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nagedTransactionAdapter.registerSynchronization( Synchronization syn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nagedTransactionAdapter.getTransaction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nagedTransactionAdapter.setRollbackOn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